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dd4814"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ffcccc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able-cell-properties fo:background-color="#dddddd" fo:border="0.06pt solid #000000"/>
      <style:text-properties fo:color="#dd4814"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color="#0000c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Jaimin Modi- Trainee (Android)</text:p>
          </table:table-cell>
          <table:covered-table-cell table:number-columns-repeated="3" table:style-name="ce6"/>
          <table:table-cell table:style-name="ce6" table:number-columns-repeated="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TOTAL DAYS OF TRAINING</text:p>
          </table:table-cell>
          <table:covered-table-cell table:number-columns-repeated="8" table:style-name="ce6"/>
          <table:table-cell table:number-columns-repeated="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S COUNT</text:p>
          </table:table-cell>
          <table:table-cell table:style-name="ce3" office:value-type="string" calcext:value-type="string">
            <text:p>Day</text:p>
          </table:table-cell>
          <table:table-cell table:style-name="ce11" office:value-type="string" calcext:value-type="string">
            <text:p>Description</text:p>
          </table:table-cell>
          <table:table-cell table:number-columns-repeated="9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6"/>
          <table:table-cell table:style-name="ce12" office:value-type="string" calcext:value-type="string" table:number-columns-spanned="3" table:number-rows-spanned="1">
            <text:p>WD : Working Day</text:p>
          </table:table-cell>
          <table:covered-table-cell table:number-columns-repeated="2"/>
        </table:table-row>
        <table:table-row table:style-name="ro1">
          <table:table-cell office:value-type="date" office:date-value="2015-03-18" calcext:value-type="date">
            <text:p>18/03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19" calcext:value-type="date">
            <text:p>19/03/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0" calcext:value-type="date">
            <text:p>20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4" calcext:value-type="date">
            <text:p>24/03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5" calcext:value-type="date">
            <text:p>25/03/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6" calcext:value-type="date">
            <text:p>26/03/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27" calcext:value-type="date">
            <text:p>27/03/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3-31" calcext:value-type="date">
            <text:p>31/03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1" calcext:value-type="date">
            <text:p>01/04/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2" calcext:value-type="date">
            <text:p>02/04/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3" calcext:value-type="date">
            <text:p>03/04/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6" calcext:value-type="date">
            <text:p>06/04/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7" calcext:value-type="date">
            <text:p>07/04/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8" calcext:value-type="date">
            <text:p>08/04/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09" calcext:value-type="date">
            <text:p>09/04/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0" calcext:value-type="date">
            <text:p>10/04/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3" calcext:value-type="date">
            <text:p>13/04/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4" calcext:value-type="date">
            <text:p>14/04/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5" calcext:value-type="date">
            <text:p>15/04/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6" calcext:value-type="date">
            <text:p>16/04/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17" calcext:value-type="date">
            <text:p>17/04/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0" calcext:value-type="date">
            <text:p>20/04/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1" calcext:value-type="date">
            <text:p>21/04/15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roject practice</text:p>
          </table:table-cell>
          <table:table-cell table:number-columns-repeated="9"/>
        </table:table-row>
        <table:table-row table:style-name="ro1">
          <table:table-cell office:value-type="date" office:date-value="2015-04-22" calcext:value-type="date">
            <text:p>22/04/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4-23" calcext:value-type="date">
            <text:p>23/04/15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Thursday</text:p>
          </table:table-cell>
          <table:table-cell table:style-name="ce9" office:value-type="string" calcext:value-type="string">
            <text:p>LEAVE : project submition</text:p>
          </table:table-cell>
          <table:table-cell table:number-columns-repeated="9"/>
        </table:table-row>
        <table:table-row table:style-name="ro1">
          <table:table-cell office:value-type="date" office:date-value="2015-04-24" calcext:value-type="date">
            <text:p>24/04/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8" calcext:value-type="date">
            <text:p>28/04/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29" calcext:value-type="date">
            <text:p>29/04/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1" calcext:value-type="date">
            <text:p>01/05/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5" calcext:value-type="date">
            <text:p>05/05/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6" calcext:value-type="date">
            <text:p>06/05/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7" calcext:value-type="date">
            <text:p>07/05/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8" calcext:value-type="date">
            <text:p>08/05/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09" calcext:value-type="date">
            <text:p>09/05/15</text:p>
          </table:table-cell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0" calcext:value-type="date">
            <text:p>10/05/15</text:p>
          </table:table-cell>
          <table:table-cell office:value-type="float" office:value="39" calcext:value-type="float">
            <text:p>39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1" calcext:value-type="date">
            <text:p>11/05/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3" calcext:value-type="date">
            <text:p>13/05/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5" calcext:value-type="date">
            <text:p>15/05/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6" calcext:value-type="date">
            <text:p>16/05/15</text:p>
          </table:table-cell>
          <table:table-cell office:value-type="float" office:value="45" calcext:value-type="float">
            <text:p>45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7" calcext:value-type="date">
            <text:p>17/05/15</text:p>
          </table:table-cell>
          <table:table-cell office:value-type="float" office:value="46" calcext:value-type="float">
            <text:p>46</text:p>
          </table:table-cell>
          <table:table-cell table:style-name="ce10" office:value-type="string" calcext:value-type="string">
            <text:p>Sunday</text:p>
          </table:table-cell>
          <table:table-cell office:value-type="string" calcext:value-type="string">
            <text:p>WD : ZPL</text:p>
          </table:table-cell>
          <table:table-cell table:number-columns-repeated="9"/>
        </table:table-row>
        <table:table-row table:style-name="ro1">
          <table:table-cell office:value-type="date" office:date-value="2015-05-18" calcext:value-type="date">
            <text:p>18/05/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2" calcext:value-type="date">
            <text:p>22/05/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3" calcext:value-type="date">
            <text:p>23/05/15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Saturday</text:p>
          </table:table-cell>
          <table:table-cell office:value-type="string" calcext:value-type="string">
            <text:p>WD </text:p>
          </table:table-cell>
          <table:table-cell table:number-columns-repeated="9"/>
        </table:table-row>
        <table:table-row table:style-name="ro1">
          <table:table-cell office:value-type="date" office:date-value="2015-05-25" calcext:value-type="date">
            <text:p>25/05/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table:style-name="ce5" office:value-type="date" office:date-value="2015-05-26" calcext:value-type="date">
            <text:p>26/05/15</text:p>
          </table:table-cell>
          <table:table-cell office:value-type="string" calcext:value-type="string">
            <text:p>null</text:p>
          </table:table-cell>
          <table:table-cell table:style-name="ce9" office:value-type="string" calcext:value-type="string">
            <text:p>Tuesday</text:p>
          </table:table-cell>
          <table:table-cell table:style-name="ce9" office:value-type="string" calcext:value-type="string">
            <text:p>LEAVE : poor health</text:p>
          </table:table-cell>
          <table:table-cell table:number-columns-repeated="9"/>
        </table:table-row>
        <table:table-row table:style-name="ro1">
          <table:table-cell office:value-type="date" office:date-value="2015-05-27" calcext:value-type="date">
            <text:p>27/05/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8" calcext:value-type="date">
            <text:p>28/05/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5-29" calcext:value-type="date">
            <text:p>29/05/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2" calcext:value-type="date">
            <text:p>02/06/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4" calcext:value-type="date">
            <text:p>04/06/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5" calcext:value-type="date">
            <text:p>05/06/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8" calcext:value-type="date">
            <text:p>08/06/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09" calcext:value-type="date">
            <text:p>09/06/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0" calcext:value-type="date">
            <text:p>10/06/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1" calcext:value-type="date">
            <text:p>11/06/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2" calcext:value-type="date">
            <text:p>12/06/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5" calcext:value-type="date">
            <text:p>15/06/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6" calcext:value-type="date">
            <text:p>16/06/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7" calcext:value-type="date">
            <text:p>17/06/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8" calcext:value-type="date">
            <text:p>18/06/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>
          <table:table-cell office:value-type="date" office:date-value="2015-06-19" calcext:value-type="date">
            <text:p>19/06/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WD</text:p>
          </table:table-cell>
          <table:table-cell table:number-columns-repeated="9"/>
        </table:table-row>
        <table:table-row table:style-name="ro1" table:number-rows-repeated="13">
          <table:table-cell table:style-name="Default"/>
          <table:table-cell table:number-columns-repeated="12"/>
        </table:table-row>
        <table:table-row table:style-name="ro1" table:number-rows-repeated="39">
          <table:table-cell table:style-name="Default"/>
          <table:table-cell table:style-name="ce8"/>
          <table:table-cell table:number-columns-repeated="11"/>
        </table:table-row>
        <table:table-row table:style-name="ro1">
          <table:table-cell table:style-name="Default"/>
          <table:table-cell table:style-name="ce8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5:48:48.079989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0:54:52.311941431</meta:creation-date>
    <dc:date>2015-06-19T15:49:17.322387415</dc:date>
    <meta:editing-duration>PT35M22S</meta:editing-duration>
    <meta:editing-cycles>28</meta:editing-cycles>
    <meta:generator>LibreOffice/4.2.7.2$Linux_X86_64 LibreOffice_project/420m0$Build-2</meta:generator>
    <meta:document-statistic meta:table-count="1" meta:cell-count="295" meta:object-count="0"/>
  </office:meta>
</office:document-meta>
</file>